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思源黑体" svg:font-family="思源黑体" style:font-family-generic="system" style:font-pitch="variable"/>
    <style:font-face style:name="思源黑体 传统" svg:font-family="'思源黑体 传统'" style:font-pitch="variable"/>
  </office:font-face-decls>
  <office:automatic-styles>
    <style:style style:name="co1" style:family="table-column">
      <style:table-column-properties fo:break-before="auto" style:column-width="2.152cm"/>
    </style:style>
    <style:style style:name="co2" style:family="table-column">
      <style:table-column-properties fo:break-before="auto" style:column-width="7.191cm"/>
    </style:style>
    <style:style style:name="co3" style:family="table-column">
      <style:table-column-properties fo:break-before="auto" style:column-width="5.801cm"/>
    </style:style>
    <style:style style:name="co4" style:family="table-column">
      <style:table-column-properties fo:break-before="auto" style:column-width="2.75cm"/>
    </style:style>
    <style:style style:name="co5" style:family="table-column">
      <style:table-column-properties fo:break-before="auto" style:column-width="10.024cm"/>
    </style:style>
    <style:style style:name="co6" style:family="table-column">
      <style:table-column-properties fo:break-before="auto" style:column-width="1.879cm"/>
    </style:style>
    <style:style style:name="co7" style:family="table-column">
      <style:table-column-properties fo:break-before="auto" style:column-width="3.814cm"/>
    </style:style>
    <style:style style:name="co8" style:family="table-column">
      <style:table-column-properties fo:break-before="auto" style:column-width="7.844cm"/>
    </style:style>
    <style:style style:name="co9" style:family="table-column">
      <style:table-column-properties fo:break-before="auto" style:column-width="7.899cm"/>
    </style:style>
    <style:style style:name="co10" style:family="table-column">
      <style:table-column-properties fo:break-before="auto" style:column-width="5.011cm"/>
    </style:style>
    <style:style style:name="co11" style:family="table-column">
      <style:table-column-properties fo:break-before="auto" style:column-width="5.883cm"/>
    </style:style>
    <style:style style:name="co12" style:family="table-column">
      <style:table-column-properties fo:break-before="auto" style:column-width="5.937cm"/>
    </style:style>
    <style:style style:name="co13" style:family="table-column">
      <style:table-column-properties fo:break-before="auto" style:column-width="2.043cm"/>
    </style:style>
    <style:style style:name="co14" style:family="table-column">
      <style:table-column-properties fo:break-before="auto" style:column-width="2.94cm"/>
    </style:style>
    <style:style style:name="co15" style:family="table-column">
      <style:table-column-properties fo:break-before="auto" style:column-width="3.976cm"/>
    </style:style>
    <style:style style:name="co16" style:family="table-column">
      <style:table-column-properties fo:break-before="auto" style:column-width="4.166cm"/>
    </style:style>
    <style:style style:name="co17" style:family="table-column">
      <style:table-column-properties fo:break-before="auto" style:column-width="1.933cm"/>
    </style:style>
    <style:style style:name="co18" style:family="table-column">
      <style:table-column-properties fo:break-before="auto" style:column-width="3.949cm"/>
    </style:style>
    <style:style style:name="co19" style:family="table-column">
      <style:table-column-properties fo:break-before="auto" style:column-width="4.521cm"/>
    </style:style>
    <style:style style:name="co20" style:family="table-column">
      <style:table-column-properties fo:break-before="auto" style:column-width="2.641cm"/>
    </style:style>
    <style:style style:name="co21" style:family="table-column">
      <style:table-column-properties fo:break-before="auto" style:column-width="2.058cm"/>
    </style:style>
    <style:style style:name="co22" style:family="table-column">
      <style:table-column-properties fo:break-before="auto" style:column-width="2.995cm"/>
    </style:style>
    <style:style style:name="co23" style:family="table-column">
      <style:table-column-properties fo:break-before="auto" style:column-width="7.273cm"/>
    </style:style>
    <style:style style:name="co24" style:family="table-column">
      <style:table-column-properties fo:break-before="auto" style:column-width="2.859cm"/>
    </style:style>
    <style:style style:name="co25" style:family="table-column">
      <style:table-column-properties fo:break-before="auto" style:column-width="5.856cm"/>
    </style:style>
    <style:style style:name="co26" style:family="table-column">
      <style:table-column-properties fo:break-before="auto" style:column-width="1.96cm"/>
    </style:style>
    <style:style style:name="co27" style:family="table-column">
      <style:table-column-properties fo:break-before="auto" style:column-width="2.914cm"/>
    </style:style>
    <style:style style:name="co28" style:family="table-column">
      <style:table-column-properties fo:break-before="auto" style:column-width="4.085cm"/>
    </style:style>
    <style:style style:name="co29" style:family="table-column">
      <style:table-column-properties fo:break-before="auto" style:column-width="4.1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 fo:border="none"/>
    </style:style>
    <style:style style:name="odfdo_auto_2" style:family="table-cell" style:parent-style-name="Default">
      <style:table-cell-properties fo:background-color="#0000b2" fo:border="none"/>
    </style:style>
    <style:style style:name="odfdo_auto_3" style:family="table-cell" style:parent-style-name="Default">
      <style:table-cell-properties fo:background-color="#0000e8" fo:border="none"/>
    </style:style>
    <style:style style:name="odfdo_auto_4" style:family="table-cell" style:parent-style-name="Default">
      <style:table-cell-properties fo:background-color="#0008ff" fo:border="none"/>
    </style:style>
    <style:style style:name="odfdo_auto_5" style:family="table-cell" style:parent-style-name="Default">
      <style:table-cell-properties fo:background-color="#0038ff" fo:border="none"/>
    </style:style>
    <style:style style:name="odfdo_auto_6" style:family="table-cell" style:parent-style-name="Default">
      <style:table-cell-properties fo:background-color="#0068ff" fo:border="none"/>
    </style:style>
    <style:style style:name="odfdo_auto_7" style:family="table-cell" style:parent-style-name="Default">
      <style:table-cell-properties fo:background-color="#0095ff" fo:border="none"/>
    </style:style>
    <style:style style:name="odfdo_auto_8" style:family="table-cell" style:parent-style-name="Default">
      <style:table-cell-properties fo:background-color="#00c5ff" fo:border="none"/>
    </style:style>
    <style:style style:name="odfdo_auto_9" style:family="table-cell" style:parent-style-name="Default">
      <style:table-cell-properties fo:background-color="#0cf5eb" fo:border="none"/>
    </style:style>
    <style:style style:name="odfdo_auto_10" style:family="table-cell" style:parent-style-name="Default">
      <style:table-cell-properties fo:background-color="#2fffc7" fo:border="none"/>
    </style:style>
    <style:style style:name="odfdo_auto_11" style:family="table-cell" style:parent-style-name="Default">
      <style:table-cell-properties fo:background-color="#56ffa1" fo:border="none"/>
    </style:style>
    <style:style style:name="odfdo_auto_12" style:family="table-cell" style:parent-style-name="Default">
      <style:table-cell-properties fo:background-color="#7dff7a" fo:border="none"/>
    </style:style>
    <style:style style:name="odfdo_auto_13" style:family="table-cell" style:parent-style-name="Default">
      <style:table-cell-properties fo:background-color="#a1ff56" fo:border="none"/>
    </style:style>
    <style:style style:name="odfdo_auto_14" style:family="table-cell" style:parent-style-name="Default">
      <style:table-cell-properties fo:background-color="#c7ff2f" fo:border="none"/>
    </style:style>
    <style:style style:name="odfdo_auto_15" style:family="table-cell" style:parent-style-name="Default">
      <style:table-cell-properties fo:background-color="#ebff0c" fo:border="none"/>
    </style:style>
    <style:style style:name="odfdo_auto_16" style:family="table-cell" style:parent-style-name="Default">
      <style:table-cell-properties fo:background-color="#ffd700" fo:border="none"/>
    </style:style>
    <style:style style:name="odfdo_auto_17" style:family="table-cell" style:parent-style-name="Default">
      <style:table-cell-properties fo:background-color="#ffab00" fo:border="none"/>
    </style:style>
    <style:style style:name="odfdo_auto_18" style:family="table-cell" style:parent-style-name="Default">
      <style:table-cell-properties fo:background-color="#ff8200" fo:border="none"/>
    </style:style>
    <style:style style:name="odfdo_auto_19" style:family="table-cell" style:parent-style-name="Default">
      <style:table-cell-properties fo:background-color="#ff5500" fo:border="none"/>
    </style:style>
    <style:style style:name="odfdo_auto_20" style:family="table-cell" style:parent-style-name="Default">
      <style:table-cell-properties fo:background-color="#ff2900" fo:border="none"/>
    </style:style>
    <style:style style:name="odfdo_auto_21" style:family="table-cell" style:parent-style-name="Default">
      <style:table-cell-properties fo:background-color="#e80000" fo:border="none"/>
    </style:style>
    <style:style style:name="odfdo_auto_22" style:family="table-cell" style:parent-style-name="Default">
      <style:table-cell-properties fo:background-color="#b20000" fo:border="none"/>
    </style:style>
    <style:style style:name="odfdo_auto_23" style:family="table-cell" style:parent-style-name="Default">
      <style:table-cell-properties fo:background-color="#0c0787" fo:border="none"/>
    </style:style>
    <style:style style:name="odfdo_auto_28" style:family="table-cell" style:parent-style-name="Default">
      <style:table-cell-properties fo:background-color="#6400a7" fo:border="none"/>
    </style:style>
    <style:style style:name="odfdo_auto_37" style:family="table-cell" style:parent-style-name="Default">
      <style:table-cell-properties fo:background-color="#d04c74" fo:border="none"/>
    </style:style>
    <style:style style:name="odfdo_auto_25" style:family="table-cell" style:parent-style-name="Default">
      <style:table-cell-properties fo:background-color="#350498" fo:border="none"/>
    </style:style>
    <style:style style:name="odfdo_auto_26" style:family="table-cell" style:parent-style-name="Default">
      <style:table-cell-properties fo:background-color="#46039f" fo:border="none"/>
    </style:style>
    <style:style style:name="odfdo_auto_42" style:family="table-cell" style:parent-style-name="Default">
      <style:table-cell-properties fo:background-color="#f3854a" fo:border="none"/>
    </style:style>
    <style:style style:name="odfdo_auto_44" style:family="table-cell" style:parent-style-name="Default">
      <style:table-cell-properties fo:background-color="#fb9f3a" fo:border="none"/>
    </style:style>
    <style:style style:name="odfdo_auto_46" style:family="table-cell" style:parent-style-name="Default">
      <style:table-cell-properties fo:background-color="#febc2b" fo:border="none"/>
    </style:style>
    <style:style style:name="odfdo_auto_29" style:family="table-cell" style:parent-style-name="Default">
      <style:table-cell-properties fo:background-color="#7200a9" fo:border="none"/>
    </style:style>
    <style:style style:name="odfdo_auto_30" style:family="table-cell" style:parent-style-name="Default">
      <style:table-cell-properties fo:background-color="#8104a7" fo:border="none"/>
    </style:style>
    <style:style style:name="odfdo_auto_41" style:family="table-cell" style:parent-style-name="Default">
      <style:table-cell-properties fo:background-color="#ed7953" fo:border="none"/>
    </style:style>
    <style:style style:name="odfdo_auto_33" style:family="table-cell" style:parent-style-name="Default">
      <style:table-cell-properties fo:background-color="#a72197" fo:border="none"/>
    </style:style>
    <style:style style:name="odfdo_auto_34" style:family="table-cell" style:parent-style-name="Default">
      <style:table-cell-properties fo:background-color="#b32c8e" fo:border="none"/>
    </style:style>
    <style:style style:name="odfdo_auto_50" style:family="table-cell" style:parent-style-name="Default">
      <style:table-cell-properties fo:border="none"/>
      <style:text-properties fo:color="#ff0000"/>
    </style:style>
    <style:style style:name="odfdo_auto_24" style:family="table-cell" style:parent-style-name="Default">
      <style:table-cell-properties fo:background-color="#230591" fo:border="none"/>
    </style:style>
    <style:style style:name="odfdo_auto_45" style:family="table-cell" style:parent-style-name="Default">
      <style:table-cell-properties fo:background-color="#fdac32" fo:border="none"/>
    </style:style>
    <style:style style:name="odfdo_auto_31" style:family="table-cell" style:parent-style-name="Default">
      <style:table-cell-properties fo:background-color="#8e0ca4" fo:border="none"/>
    </style:style>
    <style:style style:name="odfdo_auto_32" style:family="table-cell" style:parent-style-name="Default">
      <style:table-cell-properties fo:background-color="#9c179e" fo:border="none"/>
    </style:style>
    <style:style style:name="odfdo_auto_38" style:family="table-cell" style:parent-style-name="Default">
      <style:table-cell-properties fo:background-color="#d8576b" fo:border="none"/>
    </style:style>
    <style:style style:name="odfdo_auto_39" style:family="table-cell" style:parent-style-name="Default">
      <style:table-cell-properties fo:background-color="#e06263" fo:border="none"/>
    </style:style>
    <style:style style:name="odfdo_auto_47" style:family="table-cell" style:parent-style-name="Default">
      <style:table-cell-properties fo:background-color="#fdca26" fo:border="none"/>
    </style:style>
    <style:style style:name="odfdo_auto_27" style:family="table-cell" style:parent-style-name="Default">
      <style:table-cell-properties fo:background-color="#5401a4" fo:border="none"/>
    </style:style>
    <style:style style:name="odfdo_auto_40" style:family="table-cell" style:parent-style-name="Default">
      <style:table-cell-properties fo:background-color="#e76e5b" fo:border="none"/>
    </style:style>
    <style:style style:name="odfdo_auto_35" style:family="table-cell" style:parent-style-name="Default">
      <style:table-cell-properties fo:background-color="#bd3686" fo:border="none"/>
    </style:style>
    <style:style style:name="odfdo_auto_36" style:family="table-cell" style:parent-style-name="Default">
      <style:table-cell-properties fo:background-color="#c7427c" fo:border="none"/>
    </style:style>
    <style:style style:name="odfdo_auto_43" style:family="table-cell" style:parent-style-name="Default">
      <style:table-cell-properties fo:background-color="#f79143" fo:border="none"/>
    </style:style>
    <style:style style:name="odfdo_auto_48" style:family="table-cell" style:parent-style-name="Default">
      <style:table-cell-properties fo:background-color="#fada24" fo:border="none"/>
    </style:style>
  </office:automatic-styles>
  <office:body>
    <office:spreadsheet>
      <table:table table:name="airy_a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odfdo_auto_6"/>
        <table:table-column table:style-name="co3" table:default-cell-style-name="odfdo_auto_6"/>
        <table:table-column table:style-name="co4" table:default-cell-style-name="odfdo_auto_3"/>
        <table:table-column table:style-name="co5" table:number-columns-repeated="2" table:default-cell-style-name="odfdo_auto_6"/>
        <table:table-column table:style-name="co6" table:default-cell-style-name="odfdo_auto_6"/>
        <table:table-column table:style-name="co7" table:number-columns-repeated="2" table:default-cell-style-name="odfdo_auto_6"/>
        <table:table-column table:style-name="co8" table:default-cell-style-name="odfdo_auto_25"/>
        <table:table-column table:style-name="co9" table:default-cell-style-name="odfdo_auto_26"/>
        <table:table-column table:style-name="co10" table:default-cell-style-name="odfdo_auto_6"/>
        <table:table-column table:style-name="co11" table:default-cell-style-name="odfdo_auto_33"/>
        <table:table-column table:style-name="co12" table:default-cell-style-name="odfdo_auto_6"/>
        <table:table-column table:style-name="co6" table:default-cell-style-name="odfdo_auto_6"/>
        <table:table-column table:style-name="co13" table:default-cell-style-name="odfdo_auto_6"/>
        <table:table-column table:style-name="co14" table:default-cell-style-name="odfdo_auto_16"/>
        <table:table-column table:style-name="co15" table:default-cell-style-name="odfdo_auto_17"/>
        <table:table-column table:style-name="co16" table:default-cell-style-name="odfdo_auto_6"/>
        <table:table-column table:style-name="co17" table:default-cell-style-name="odfdo_auto_6"/>
        <table:table-column table:style-name="co18" table:default-cell-style-name="odfdo_auto_6"/>
        <table:table-column table:style-name="co19" table:default-cell-style-name="odfdo_auto_6"/>
        <table:table-column table:style-name="co20" table:default-cell-style-name="odfdo_auto_6"/>
        <table:table-column table:style-name="co21" table:number-columns-repeated="16361"/>
        <table:table-row table:style-name="ro1">
          <table:table-cell office:value-type="string" calcext:value-type="string">
            <text:p>airy_ai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Polynomial_integer_dense_flint</text:p>
          </table:table-cell>
          <table:table-cell table:style-name="odfdo_auto_8" office:value-type="string" calcext:value-type="string">
            <text:p>Polynomial_rational_flint</text:p>
          </table:table-cell>
          <table:table-cell table:style-name="odfdo_auto_9" office:value-type="string" calcext:value-type="string">
            <text:p>PolynomialRealDense</text:p>
          </table:table-cell>
          <table:table-cell table:style-name="odfdo_auto_10" office:value-type="string" calcext:value-type="string">
            <text:p>PolynomialRing_field_with_category.element_class</text:p>
          </table:table-cell>
          <table:table-cell table:style-name="odfdo_auto_11" office:value-type="string" calcext:value-type="string">
            <text:p>NumberFieldElement_gaussian</text:p>
          </table:table-cell>
          <table:table-cell table:style-name="odfdo_auto_12" office:value-type="string" calcext:value-type="string">
            <text:p>RealNumber</text:p>
          </table:table-cell>
          <table:table-cell table:style-name="odfdo_auto_13" office:value-type="string" calcext:value-type="string">
            <text:p>RealDoubleElement_gsl</text:p>
          </table:table-cell>
          <table:table-cell table:style-name="odfdo_auto_14" office:value-type="string" calcext:value-type="string">
            <text:p>RealBall</text:p>
          </table:table-cell>
          <table:table-cell table:style-name="odfdo_auto_15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18" office:value-type="string" calcext:value-type="string">
            <text:p>ComplexBall</text:p>
          </table:table-cell>
          <table:table-cell table:style-name="odfdo_auto_19" office:value-type="string" calcext:value-type="string">
            <text:p>ComplexIntervalFieldElement</text:p>
          </table:table-cell>
          <table:table-cell table:style-name="odfdo_auto_20" office:value-type="string" calcext:value-type="string">
            <text:p>PlusInfinity</text:p>
          </table:table-cell>
          <table:table-cell table:style-name="odfdo_auto_21" office:value-type="string" calcext:value-type="string">
            <text:p>MinusInfinity</text:p>
          </table:table-cell>
          <table:table-cell table:style-name="odfdo_auto_22" office:value-type="string" calcext:value-type="string">
            <text:p>UnsignedInfinity</text:p>
          </table:table-cell>
          <table:table-cell table:style-name="Default" table:number-columns-repeated="16361"/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style-name="odfdo_auto_23" office:value-type="string" calcext:value-type="string">
            <text:p>Expression | 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number-columns-repeated="2" table:style-name="odfdo_auto_24"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4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style-name="odfdo_auto_12" office:value-type="string" calcext:value-type="string">
            <text:p>RealNumber</text:p>
          </table:table-cell>
          <table:table-cell table:style-name="odfdo_auto_13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7" office:value-type="string" calcext:value-type="string">
            <text:p>ComplexBall | Expression</text:p>
          </table:table-cell>
          <table:table-cell table:number-columns-repeated="4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28" office:value-type="string" calcext:value-type="string">
            <text:p>Expression | complex | float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number-columns-repeated="2" table:style-name="odfdo_auto_28" office:value-type="string" calcext:value-type="string">
            <text:p>Expression | 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NotImplementedError | PolynomialRealDense</text:p>
          </table:table-cell>
          <table:table-cell table:style-name="odfdo_auto_32" office:value-type="string" calcext:value-type="string">
            <text:p>Expression | NotImplementedError | PolynomialRing_field_with_category.element_class</text:p>
          </table:table-cell>
          <table:table-cell table:style-name="odfdo_auto_17" office:value-type="string" calcext:value-type="string">
            <text:p>ComplexDoubleElement</text:p>
          </table:table-cell>
          <table:table-cell office:value-type="string" calcext:value-type="string">
            <text:p>RealNumber | ComplexNumber</text:p>
          </table:table-cell>
          <table:table-cell table:style-name="odfdo_auto_34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5" office:value-type="string" calcext:value-type="string">
            <text:p>Expression | PlusInfinity</text:p>
          </table:table-cell>
          <table:table-cell table:style-name="odfdo_auto_36" office:value-type="string" calcext:value-type="string">
            <text:p>FiniteNumber | MinusInfinity</text:p>
          </table:table-cell>
          <table:table-cell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style-name="odfdo_auto_37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number-columns-repeated="2" table:style-name="odfdo_auto_37" office:value-type="string" calcext:value-type="string">
            <text:p>Expression | complex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table:style-name="odfdo_auto_32" office:value-type="string" calcext:value-type="string">
            <text:p>Expression | NotImplementedError | PolynomialRing_field_with_category.element_class</text:p>
          </table:table-cell>
          <table:table-cell table:number-columns-repeated="3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number-columns-repeated="5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style-name="odfdo_auto_12" office:value-type="string" calcext:value-type="string">
            <text:p>RealNumber</text:p>
          </table:table-cell>
          <table:table-cell table:style-name="odfdo_auto_13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7" office:value-type="string" calcext:value-type="string">
            <text:p>ComplexBall | Expression</text:p>
          </table:table-cell>
          <table:table-cell table:number-columns-repeated="4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odfdo_auto_5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38" office:value-type="string" calcext:value-type="string">
            <text:p>Expression | NotImplementedError | RealNumber</text:p>
          </table:table-cell>
          <table:table-cell table:style-name="odfdo_auto_39" office:value-type="string" calcext:value-type="string">
            <text:p>Expression | NotImplementedError | ComplexNumbe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RealNumber | ComplexNumber</text:p>
          </table:table-cell>
          <table:table-cell table:style-name="odfdo_auto_34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40" office:value-type="string" calcext:value-type="string">
            <text:p>Expression | ComplexBall</text:p>
          </table:table-cell>
          <table:table-cell table:number-columns-repeated="4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odfdo_auto_6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6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6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style-name="odfdo_auto_6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6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odfdo_auto_7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style-name="odfdo_auto_4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ComplexBall | Expression</text:p>
          </table:table-cell>
          <table:table-cell table:number-columns-repeated="4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odfdo_auto_8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style-name="odfdo_auto_4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ComplexBall | Expression</text:p>
          </table:table-cell>
          <table:table-cell table:number-columns-repeated="4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odfdo_auto_9" office:value-type="string" calcext:value-type="string">
            <text:p>PolynomialRealDense</text:p>
          </table:table-cell>
          <table:table-cell table:style-name="odfdo_auto_25" office:value-type="string" calcext:value-type="string">
            <text:p>Expression | RealNumber</text:p>
          </table:table-cell>
          <table:table-cell table:style-name="odfdo_auto_4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table:style-name="odfdo_auto_25" office:value-type="string" calcext:value-type="string">
            <text:p>Expression | Real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5" office:value-type="string" calcext:value-type="string">
            <text:p>Expression | RealNumb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style-name="odfdo_auto_26" office:value-type="string" calcext:value-type="string">
            <text:p>Expression | ComplexNumber</text:p>
          </table:table-cell>
          <table:table-cell table:number-columns-repeated="2" table:style-name="odfdo_auto_4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ComplexBall | Expression</text:p>
          </table:table-cell>
          <table:table-cell table:number-columns-repeated="4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odfdo_auto_10" office:value-type="string" calcext:value-type="string">
            <text:p>PolynomialRing_field_with_category.element_class</text:p>
          </table:table-cell>
          <table:table-cell table:style-name="odfdo_auto_26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table:style-name="odfdo_auto_26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6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style-name="odfdo_auto_26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ComplexBall | Expression</text:p>
          </table:table-cell>
          <table:table-cell table:number-columns-repeated="4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odfdo_auto_11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39" office:value-type="string" calcext:value-type="string">
            <text:p>Expression | NotImplementedError | ComplexNumber</text:p>
          </table:table-cell>
          <table:table-cell office:value-type="string" calcext:value-type="string">
            <text:p>Expression</text:p>
          </table:table-cell>
          <table:table-cell table:style-name="odfdo_auto_16" office:value-type="string" calcext:value-type="string">
            <text:p>ComplexNumber</text:p>
          </table:table-cell>
          <table:table-cell table:style-name="odfdo_auto_17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odfdo_auto_12" office:value-type="string" calcext:value-type="string">
            <text:p>RealNumber</text:p>
          </table:table-cell>
          <table:table-cell table:style-name="odfdo_auto_42" office:value-type="string" calcext:value-type="string">
            <text:p>Expression | RealNumber | ComplexNumber</text:p>
          </table:table-cell>
          <table:table-cell table:style-name="odfdo_auto_33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number-columns-repeated="2" table:style-name="odfdo_auto_42" office:value-type="string" calcext:value-type="string">
            <text:p>Expression | RealNumber | Complex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41" office:value-type="string" calcext:value-type="string">
            <text:p>Expression | PolynomialRealDense</text:p>
          </table:table-cell>
          <table:table-cell table:style-name="odfdo_auto_31" office:value-type="string" calcext:value-type="string">
            <text:p>Expression | NotImplementedError | PolynomialRealDense</text:p>
          </table:table-cell>
          <table:table-cell table:style-name="odfdo_auto_32" office:value-type="string" calcext:value-type="string">
            <text:p>Expression | NotImplementedError | PolynomialRing_field_with_category.element_class</text:p>
          </table:table-cell>
          <table:table-cell table:style-name="odfdo_auto_16" office:value-type="string" calcext:value-type="string">
            <text:p>ComplexNumber</text:p>
          </table:table-cell>
          <table:table-cell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3" office:value-type="string" calcext:value-type="string">
            <text:p>Expression</text:p>
          </table:table-cell>
          <table:table-cell table:style-name="odfdo_auto_43" office:value-type="string" calcext:value-type="string">
            <text:p>FiniteNumber</text:p>
          </table:table-cell>
          <table:table-cell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odfdo_auto_13" office:value-type="string" calcext:value-type="string">
            <text:p>RealDoubleElement_gsl</text:p>
          </table:table-cell>
          <table:table-cell table:style-name="odfdo_auto_44" office:value-type="string" calcext:value-type="string">
            <text:p>Expression | ComplexDoubleElement | RealDoubleElement_gsl</text:p>
          </table:table-cell>
          <table:table-cell table:style-name="odfdo_auto_34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number-columns-repeated="2" table:style-name="odfdo_auto_45" office:value-type="string" calcext:value-type="string">
            <text:p>RealDoubleElement_gsl | ComplexDoubleElement | 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NotImplementedError | PolynomialRealDense</text:p>
          </table:table-cell>
          <table:table-cell table:style-name="odfdo_auto_32" office:value-type="string" calcext:value-type="string">
            <text:p>Expression | NotImplementedError | PolynomialRing_field_with_category.element_class</text:p>
          </table:table-cell>
          <table:table-cell table:style-name="odfdo_auto_17" office:value-type="string" calcext:value-type="string">
            <text:p>ComplexDoubleElement</text:p>
          </table:table-cell>
          <table:table-cell table:number-columns-repeated="2" table:style-name="odfdo_auto_34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3" office:value-type="string" calcext:value-type="string">
            <text:p>Expression</text:p>
          </table:table-cell>
          <table:table-cell table:style-name="odfdo_auto_43" office:value-type="string" calcext:value-type="string">
            <text:p>FiniteNumber</text:p>
          </table:table-cell>
          <table:table-cell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odfdo_auto_14" office:value-type="string" calcext:value-type="string">
            <text:p>RealBall</text:p>
          </table:table-cell>
          <table:table-cell office:value-type="string" calcext:value-type="string">
            <text:p>Expression</text:p>
          </table:table-cell>
          <table:table-cell table:style-name="odfdo_auto_33" office:value-type="string" calcext:value-type="string">
            <text:p>RealNumber | ComplexNumber</text:p>
          </table:table-cell>
          <table:table-cell table:style-name="odfdo_auto_16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38" office:value-type="string" calcext:value-type="string">
            <text:p>Expression | NotImplementedError | RealNumbe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6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odfdo_auto_15" office:value-type="string" calcext:value-type="string">
            <text:p>RealIntervalFieldElement</text:p>
          </table:table-cell>
          <table:table-cell office:value-type="string" calcext:value-type="string">
            <text:p>Expression</text:p>
          </table:table-cell>
          <table:table-cell table:style-name="odfdo_auto_33" office:value-type="string" calcext:value-type="string">
            <text:p>RealNumber | ComplexNumber</text:p>
          </table:table-cell>
          <table:table-cell table:style-name="odfdo_auto_16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38" office:value-type="string" calcext:value-type="string">
            <text:p>Expression | NotImplementedError | RealNumbe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6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odfdo_auto_16" office:value-type="string" calcext:value-type="string">
            <text:p>ComplexNumber</text:p>
          </table:table-cell>
          <table:table-cell table:style-name="odfdo_auto_26" office:value-type="string" calcext:value-type="string">
            <text:p>Expression | ComplexNumber</text:p>
          </table:table-cell>
          <table:table-cell table:number-columns-repeated="2" table:style-name="odfdo_auto_16" office:value-type="string" calcext:value-type="string">
            <text:p>ComplexNumber</text:p>
          </table:table-cell>
          <table:table-cell table:number-columns-repeated="2" table:style-name="odfdo_auto_26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table:style-name="odfdo_auto_32" office:value-type="string" calcext:value-type="string">
            <text:p>Expression | NotImplementedError | PolynomialRing_field_with_category.element_class</text:p>
          </table:table-cell>
          <table:table-cell table:number-columns-repeated="3" table:style-name="odfdo_auto_16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6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odfdo_auto_17" office:value-type="string" calcext:value-type="string">
            <text:p>ComplexDoubleElement</text:p>
          </table:table-cell>
          <table:table-cell table:style-name="odfdo_auto_46" office:value-type="string" calcext:value-type="string">
            <text:p>Expression | ComplexDoubleElement</text:p>
          </table:table-cell>
          <table:table-cell table:number-columns-repeated="2" table:style-name="odfdo_auto_17" office:value-type="string" calcext:value-type="string">
            <text:p>ComplexDoubleElement</text:p>
          </table:table-cell>
          <table:table-cell table:number-columns-repeated="2" table:style-name="odfdo_auto_46" office:value-type="string" calcext:value-type="string">
            <text:p>Expression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table:style-name="odfdo_auto_32" office:value-type="string" calcext:value-type="string">
            <text:p>Expression | NotImplementedError | PolynomialRing_field_with_category.element_class</text:p>
          </table:table-cell>
          <table:table-cell table:number-columns-repeated="3" table:style-name="odfdo_auto_17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7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odfdo_auto_18" office:value-type="string" calcext:value-type="string">
            <text:p>ComplexBall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50" office:value-type="string" calcext:value-type="string">
            <text:p>ValueErro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47" office:value-type="string" calcext:value-type="string">
            <text:p>Expression | ValueErro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50" office:value-type="string" calcext:value-type="string">
            <text:p>ValueError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50" office:value-type="string" calcext:value-type="string">
            <text:p>Valu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odfdo_auto_19" office:value-type="string" calcext:value-type="string">
            <text:p>ComplexIntervalField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16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39" office:value-type="string" calcext:value-type="string">
            <text:p>Expression | NotImplementedError | Complex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16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6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odfdo_auto_20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6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6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style-name="odfdo_auto_6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6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odfdo_auto_21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6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6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style-name="odfdo_auto_6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6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odfdo_auto_22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6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6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style-name="odfdo_auto_6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6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</table:table>
      <table:table table:name="airy_bi" table:style-name="ta1">
        <office:forms form:automatic-focus="false" form:apply-design-mode="false"/>
        <table:table-column table:style-name="co22" table:default-cell-style-name="Default"/>
        <table:table-column table:style-name="co23" table:default-cell-style-name="odfdo_auto_6"/>
        <table:table-column table:style-name="co3" table:default-cell-style-name="odfdo_auto_6"/>
        <table:table-column table:style-name="co24" table:default-cell-style-name="odfdo_auto_3"/>
        <table:table-column table:style-name="co5" table:number-columns-repeated="2" table:default-cell-style-name="odfdo_auto_6"/>
        <table:table-column table:style-name="co6" table:default-cell-style-name="odfdo_auto_6"/>
        <table:table-column table:style-name="co16" table:number-columns-repeated="3" table:default-cell-style-name="odfdo_auto_6"/>
        <table:table-column table:style-name="co16" table:default-cell-style-name="odfdo_auto_26"/>
        <table:table-column table:style-name="co10" table:default-cell-style-name="odfdo_auto_6"/>
        <table:table-column table:style-name="co25" table:number-columns-repeated="2" table:default-cell-style-name="odfdo_auto_6"/>
        <table:table-column table:style-name="co6" table:default-cell-style-name="odfdo_auto_6"/>
        <table:table-column table:style-name="co26" table:default-cell-style-name="odfdo_auto_6"/>
        <table:table-column table:style-name="co27" table:default-cell-style-name="odfdo_auto_16"/>
        <table:table-column table:style-name="co28" table:default-cell-style-name="odfdo_auto_17"/>
        <table:table-column table:style-name="co16" table:default-cell-style-name="odfdo_auto_6"/>
        <table:table-column table:style-name="co17" table:default-cell-style-name="odfdo_auto_6"/>
        <table:table-column table:style-name="co18" table:default-cell-style-name="odfdo_auto_6"/>
        <table:table-column table:style-name="co29" table:default-cell-style-name="odfdo_auto_6"/>
        <table:table-column table:style-name="co20" table:default-cell-style-name="odfdo_auto_6"/>
        <table:table-column table:style-name="co21" table:number-columns-repeated="16361"/>
        <table:table-row table:style-name="ro1">
          <table:table-cell office:value-type="string" calcext:value-type="string">
            <text:p>airy_bi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Polynomial_integer_dense_flint</text:p>
          </table:table-cell>
          <table:table-cell table:style-name="odfdo_auto_8" office:value-type="string" calcext:value-type="string">
            <text:p>Polynomial_rational_flint</text:p>
          </table:table-cell>
          <table:table-cell table:style-name="odfdo_auto_9" office:value-type="string" calcext:value-type="string">
            <text:p>PolynomialRealDense</text:p>
          </table:table-cell>
          <table:table-cell table:style-name="odfdo_auto_10" office:value-type="string" calcext:value-type="string">
            <text:p>PolynomialRing_field_with_category.element_class</text:p>
          </table:table-cell>
          <table:table-cell table:style-name="odfdo_auto_11" office:value-type="string" calcext:value-type="string">
            <text:p>NumberFieldElement_gaussian</text:p>
          </table:table-cell>
          <table:table-cell table:style-name="odfdo_auto_12" office:value-type="string" calcext:value-type="string">
            <text:p>RealNumber</text:p>
          </table:table-cell>
          <table:table-cell table:style-name="odfdo_auto_13" office:value-type="string" calcext:value-type="string">
            <text:p>RealDoubleElement_gsl</text:p>
          </table:table-cell>
          <table:table-cell table:style-name="odfdo_auto_14" office:value-type="string" calcext:value-type="string">
            <text:p>RealBall</text:p>
          </table:table-cell>
          <table:table-cell table:style-name="odfdo_auto_15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18" office:value-type="string" calcext:value-type="string">
            <text:p>ComplexBall</text:p>
          </table:table-cell>
          <table:table-cell table:style-name="odfdo_auto_19" office:value-type="string" calcext:value-type="string">
            <text:p>ComplexIntervalFieldElement</text:p>
          </table:table-cell>
          <table:table-cell table:style-name="odfdo_auto_20" office:value-type="string" calcext:value-type="string">
            <text:p>PlusInfinity</text:p>
          </table:table-cell>
          <table:table-cell table:style-name="odfdo_auto_21" office:value-type="string" calcext:value-type="string">
            <text:p>MinusInfinity</text:p>
          </table:table-cell>
          <table:table-cell table:style-name="odfdo_auto_22" office:value-type="string" calcext:value-type="string">
            <text:p>UnsignedInfinity</text:p>
          </table:table-cell>
          <table:table-cell table:style-name="Default" table:number-columns-repeated="16361"/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style-name="odfdo_auto_23" office:value-type="string" calcext:value-type="string">
            <text:p>Expression | 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number-columns-repeated="2" table:style-name="odfdo_auto_24"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4" office:value-type="string" calcext:value-type="string">
            <text:p>Expression | Integer</text:p>
          </table:table-cell>
          <table:table-cell table:style-name="odfdo_auto_25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style-name="odfdo_auto_12" office:value-type="string" calcext:value-type="string">
            <text:p>RealNumber</text:p>
          </table:table-cell>
          <table:table-cell table:style-name="odfdo_auto_13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7" office:value-type="string" calcext:value-type="string">
            <text:p>ComplexBall | Expression</text:p>
          </table:table-cell>
          <table:table-cell table:number-columns-repeated="4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28" office:value-type="string" calcext:value-type="string">
            <text:p>Expression | complex | float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number-columns-repeated="2" table:style-name="odfdo_auto_28" office:value-type="string" calcext:value-type="string">
            <text:p>Expression | 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4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7" office:value-type="string" calcext:value-type="string">
            <text:p>ComplexDoubleElement</text:p>
          </table:table-cell>
          <table:table-cell table:style-name="odfdo_auto_33" office:value-type="string" calcext:value-type="string">
            <text:p>RealNumber | ComplexNumber</text:p>
          </table:table-cell>
          <table:table-cell table:style-name="odfdo_auto_34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5" office:value-type="string" calcext:value-type="string">
            <text:p>Expression | PlusInfinity</text:p>
          </table:table-cell>
          <table:table-cell table:style-name="odfdo_auto_48" office:value-type="string" calcext:value-type="string">
            <text:p>Expression | MinusInfinity</text:p>
          </table:table-cell>
          <table:table-cell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style-name="odfdo_auto_37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number-columns-repeated="2" table:style-name="odfdo_auto_37" office:value-type="string" calcext:value-type="string">
            <text:p>Expression | 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3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25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style-name="odfdo_auto_12" office:value-type="string" calcext:value-type="string">
            <text:p>RealNumber</text:p>
          </table:table-cell>
          <table:table-cell table:style-name="odfdo_auto_13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7" office:value-type="string" calcext:value-type="string">
            <text:p>ComplexBall | Expression</text:p>
          </table:table-cell>
          <table:table-cell table:number-columns-repeated="4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odfdo_auto_5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25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style-name="odfdo_auto_33" office:value-type="string" calcext:value-type="string">
            <text:p>RealNumber | ComplexNumber</text:p>
          </table:table-cell>
          <table:table-cell table:style-name="odfdo_auto_34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40" office:value-type="string" calcext:value-type="string">
            <text:p>Expression | ComplexBall</text:p>
          </table:table-cell>
          <table:table-cell table:number-columns-repeated="4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odfdo_auto_6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6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style-name="odfdo_auto_6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6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odfdo_auto_7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25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style-name="odfdo_auto_4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ComplexBall | Expression</text:p>
          </table:table-cell>
          <table:table-cell table:number-columns-repeated="4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odfdo_auto_8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25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style-name="odfdo_auto_4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ComplexBall | Expression</text:p>
          </table:table-cell>
          <table:table-cell table:number-columns-repeated="4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odfdo_auto_9" office:value-type="string" calcext:value-type="string">
            <text:p>PolynomialRealDense</text:p>
          </table:table-cell>
          <table:table-cell table:style-name="odfdo_auto_25" office:value-type="string" calcext:value-type="string">
            <text:p>Expression | RealNumber</text:p>
          </table:table-cell>
          <table:table-cell table:style-name="odfdo_auto_4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table:style-name="odfdo_auto_25" office:value-type="string" calcext:value-type="string">
            <text:p>Expression | Real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5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style-name="odfdo_auto_26" office:value-type="string" calcext:value-type="string">
            <text:p>Expression | ComplexNumber</text:p>
          </table:table-cell>
          <table:table-cell table:number-columns-repeated="2" table:style-name="odfdo_auto_4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ComplexBall | Expression</text:p>
          </table:table-cell>
          <table:table-cell table:number-columns-repeated="4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odfdo_auto_10" office:value-type="string" calcext:value-type="string">
            <text:p>PolynomialRing_field_with_category.element_class</text:p>
          </table:table-cell>
          <table:table-cell table:style-name="odfdo_auto_26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table:style-name="odfdo_auto_26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6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style-name="odfdo_auto_26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ComplexBall | Expression</text:p>
          </table:table-cell>
          <table:table-cell table:number-columns-repeated="4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odfdo_auto_11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26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style-name="odfdo_auto_16" office:value-type="string" calcext:value-type="string">
            <text:p>ComplexNumber</text:p>
          </table:table-cell>
          <table:table-cell table:style-name="odfdo_auto_17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odfdo_auto_12" office:value-type="string" calcext:value-type="string">
            <text:p>RealNumber</text:p>
          </table:table-cell>
          <table:table-cell table:style-name="odfdo_auto_42" office:value-type="string" calcext:value-type="string">
            <text:p>Expression | RealNumber | ComplexNumber</text:p>
          </table:table-cell>
          <table:table-cell table:style-name="odfdo_auto_33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number-columns-repeated="2" table:style-name="odfdo_auto_42" office:value-type="string" calcext:value-type="string">
            <text:p>Expression | 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4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6" office:value-type="string" calcext:value-type="string">
            <text:p>ComplexNumber</text:p>
          </table:table-cell>
          <table:table-cell table:number-columns-repeated="2" table:style-name="odfdo_auto_33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odfdo_auto_13" office:value-type="string" calcext:value-type="string">
            <text:p>RealDoubleElement_gsl</text:p>
          </table:table-cell>
          <table:table-cell table:style-name="odfdo_auto_44" office:value-type="string" calcext:value-type="string">
            <text:p>Expression | ComplexDoubleElement | RealDoubleElement_gsl</text:p>
          </table:table-cell>
          <table:table-cell table:style-name="odfdo_auto_34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number-columns-repeated="2" table:style-name="odfdo_auto_45" office:value-type="string" calcext:value-type="string">
            <text:p>RealDoubleElement_gsl | ComplexDoubleElement | 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4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7" office:value-type="string" calcext:value-type="string">
            <text:p>ComplexDoubleElement</text:p>
          </table:table-cell>
          <table:table-cell table:number-columns-repeated="2" table:style-name="odfdo_auto_34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odfdo_auto_14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6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style-name="odfdo_auto_6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6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odfdo_auto_15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6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style-name="odfdo_auto_6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6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odfdo_auto_16" office:value-type="string" calcext:value-type="string">
            <text:p>ComplexNumber</text:p>
          </table:table-cell>
          <table:table-cell table:style-name="odfdo_auto_26" office:value-type="string" calcext:value-type="string">
            <text:p>Expression | ComplexNumber</text:p>
          </table:table-cell>
          <table:table-cell table:number-columns-repeated="2" table:style-name="odfdo_auto_16" office:value-type="string" calcext:value-type="string">
            <text:p>ComplexNumber</text:p>
          </table:table-cell>
          <table:table-cell table:number-columns-repeated="2" table:style-name="odfdo_auto_26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3" table:style-name="odfdo_auto_16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6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odfdo_auto_17" office:value-type="string" calcext:value-type="string">
            <text:p>ComplexDoubleElement</text:p>
          </table:table-cell>
          <table:table-cell table:style-name="odfdo_auto_46" office:value-type="string" calcext:value-type="string">
            <text:p>Expression | ComplexDoubleElement</text:p>
          </table:table-cell>
          <table:table-cell table:number-columns-repeated="2" table:style-name="odfdo_auto_17" office:value-type="string" calcext:value-type="string">
            <text:p>ComplexDoubleElement</text:p>
          </table:table-cell>
          <table:table-cell table:number-columns-repeated="2" table:style-name="odfdo_auto_46" office:value-type="string" calcext:value-type="string">
            <text:p>Expression | 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3" table:style-name="odfdo_auto_17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7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odfdo_auto_18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6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style-name="odfdo_auto_6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6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odfdo_auto_19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6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style-name="odfdo_auto_6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6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odfdo_auto_20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6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style-name="odfdo_auto_6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6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odfdo_auto_21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6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style-name="odfdo_auto_6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6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  <table:table-row table:style-name="ro1">
          <table:table-cell table:style-name="odfdo_auto_22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6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style-name="odfdo_auto_6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6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6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思源黑体" svg:font-family="思源黑体" style:font-family-generic="system" style:font-pitch="variable"/>
    <style:font-face style:name="思源黑体 传统" svg:font-family="'思源黑体 传统'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思源宋体" style:font-family-generic-asian="system" style:font-pitch-asian="variable" style:font-size-asian="12pt" style:language-asian="zxx" style:country-asian="none" style:font-family-complex="'思源黑体 传统'" style:font-family-generic-complex="system" style:font-pitch-complex="variable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pitch-asian="variable" style:font-size-asian="10pt" style:font-name-complex="DejaVu Sans" style:font-family-complex="'DejaVu Sans'" style:font-pitch-complex="variable" style:font-size-complex="10pt"/>
    </style:style>
    <number:number-style style:name="N0">
      <number:number number:min-integer-digits="1"/>
    </number:number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3">0000/00/00</text:date>, <text:time style:data-style-name="N2" text:time-value="16:03:11.617808022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  <meta:creation-date>2024-01-27T17:50:09.541334147</meta:creation-date>
    <dc:language>fr-FR</dc:language>
    <meta:editing-cycles>1</meta:editing-cycles>
    <meta:editing-duration>P0D</meta:editing-duration>
    <meta:document-statistic meta:table-count="2" meta:cell-count="1058" meta:object-count="0"/>
    <meta:user-defined meta:name="Info 1"/>
    <meta:user-defined meta:name="Info 2"/>
    <meta:user-defined meta:name="Info 3"/>
    <meta:user-defined meta:name="Info 4"/>
  </office:meta>
</office:document-meta>
</file>